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773cm"/>
    </style:style>
    <style:style style:name="gr3" style:family="graphic" style:parent-style-name="standard">
      <style:graphic-properties draw:stroke="none" svg:stroke-color="#000000" draw:fill="none" draw:fill-color="#ffffff" fo:min-height="1.112cm"/>
    </style:style>
    <style:style style:name="gr4" style:family="graphic" style:parent-style-name="standard">
      <style:graphic-properties svg:stroke-width="0.127cm" draw:marker-start-width="0.49cm" draw:marker-end="Arrow" draw:marker-end-width="0.49cm" draw:fill="solid" draw:fill-color="#e6e6e6" draw:textarea-horizontal-align="center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draw:stroke="none" svg:stroke-color="#000000" draw:fill="none" draw:fill-color="#ffffff" fo:min-height="2.643cm"/>
    </style:style>
    <style:style style:name="gr6" style:family="graphic" style:parent-style-name="standard">
      <style:graphic-properties draw:stroke="none" svg:stroke-color="#000000" draw:fill="none" draw:fill-color="#ffffff" fo:min-height="0.628cm"/>
    </style:style>
    <style:style style:name="gr7" style:family="graphic" style:parent-style-name="standard">
      <style:graphic-properties draw:stroke="none" svg:stroke-color="#000000" draw:fill="none" draw:fill-color="#ffffff" fo:min-height="1.154cm"/>
    </style:style>
    <style:style style:name="gr8" style:family="graphic" style:parent-style-name="standard">
      <style:graphic-properties draw:stroke="none" svg:stroke-color="#000000" draw:fill="none" draw:fill-color="#ffffff" fo:min-height="1.736cm"/>
    </style:style>
    <style:style style:name="gr9" style:family="graphic" style:parent-style-name="standard">
      <style:graphic-properties draw:stroke="none" svg:stroke-color="#000000" draw:fill="none" draw:fill-color="#ffffff" fo:min-height="0.945cm"/>
    </style:style>
    <style:style style:name="gr10" style:family="graphic" style:parent-style-name="standard">
      <style:graphic-properties draw:stroke="none" svg:stroke-color="#000000" draw:fill="none" draw:fill-color="#ffffff" fo:min-height="1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" style:family="paragraph">
      <style:text-properties style:font-name="Times New Roman1" fo:font-weight="bold" style:font-weight-asian="bold" style:font-weight-complex="bold"/>
    </style:style>
    <style:style style:name="P4" style:family="paragraph">
      <style:paragraph-properties fo:text-align="center"/>
      <style:text-properties style:font-name="Times New Roman1"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1" style:family="paragraph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mes New Roman1" fo:font-weight="bold" style:font-weight-asian="bold" style:font-weight-complex="bold"/>
    </style:style>
    <style:style style:name="T3" style:family="text">
      <style:text-properties style:font-name="Times New Roman1" fo:font-size="16pt" style:font-size-asian="16pt" style:font-size-complex="16pt"/>
    </style:style>
    <style:style style:name="T4" style:family="text">
      <style:text-properties style:font-name="Times New Roman1" fo:font-size="18pt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5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font-weight="bold" style:font-name-asian="Liberation Sans3" style:font-size-asian="14pt" style:font-weight-asian="bold" style:font-name-complex="Liberation Sans3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5cm" svg:height="2.257cm" svg:x="4.972cm" svg:y="9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09cm" svg:height="2.179cm" svg:x="4.787cm" svg:y="0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264cm" svg:height="2.023cm" svg:x="4.67cm" svg:y="0.447cm">
          <draw:text-box>
            <text:p text:style-name="P1"><text:span text:style-name="T1">Domain Specific Languages</text:span></text:p>
          </draw:text-box>
        </draw:frame>
        <draw:frame draw:style-name="gr3" draw:text-style-name="P3" draw:layer="layout" svg:width="3.307cm" svg:height="1.362cm" svg:x="6.249cm" svg:y="9.624cm">
          <draw:text-box>
            <text:p><text:span text:style-name="T2">OpenCL</text:span></text:p>
          </draw:text-box>
        </draw:frame>
        <draw:line draw:style-name="gr4" draw:text-style-name="P1" draw:layer="layout" svg:x1="12.619cm" svg:y1="5.977cm" svg:x2="10.768cm" svg:y2="5.968cm">
          <text:p/>
        </draw:line>
        <draw:custom-shape draw:style-name="gr1" draw:text-style-name="P1" draw:layer="layout" svg:width="6.379cm" svg:height="2.257cm" svg:x="4.415cm" svg:y="4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835cm" svg:height="2.132cm" svg:x="4.215cm" svg:y="4.427cm">
          <draw:text-box>
            <text:p text:style-name="P1"><text:span text:style-name="T1">PENCIL</text:span><text:span text:style-name="T3"> - <text:s/></text:span><text:span text:style-name="T1">Platform-Neutral Compute Intermediate Language</text:span></text:p>
          </draw:text-box>
        </draw:frame>
        <draw:frame draw:style-name="gr5" draw:text-style-name="P6" draw:layer="layout" svg:width="5.32cm" svg:height="2.893cm" svg:x="12.68cm" svg:y="4.688cm">
          <draw:text-box>
            <text:p text:style-name="P5"><text:span text:style-name="T1">Direct PENCIL programming</text:span><text:span text:style-name="T1"><text:line-break/></text:span><text:span text:style-name="T1">(hand written PENCIL code)</text:span></text:p>
          </draw:text-box>
        </draw:frame>
        <draw:frame draw:style-name="gr6" draw:text-style-name="P6" draw:layer="layout" svg:width="8.606cm" svg:height="0.958cm" svg:x="7.317cm" svg:y="2.715cm">
          <draw:text-box>
            <text:p text:style-name="P5"><text:span text:style-name="T1">DSL </text:span><text:span text:style-name="T4">→</text:span><text:span text:style-name="T1"> PENCIL compilers</text:span></text:p>
          </draw:text-box>
        </draw:frame>
        <draw:line draw:style-name="gr4" draw:text-style-name="P1" draw:layer="layout" svg:x1="7.321cm" svg:y1="2.336cm" svg:x2="7.327cm" svg:y2="4.482cm">
          <text:p/>
        </draw:line>
        <draw:frame draw:style-name="gr7" draw:text-style-name="P8" draw:layer="layout" svg:width="7.77cm" svg:height="1.404cm" svg:x="-0.381cm" svg:y="7.109cm">
          <draw:text-box>
            <text:p text:style-name="P7"><text:span text:style-name="T5">Optimising, auto-parallelising PENCIL</text:span><text:span text:style-name="T6">→</text:span><text:span text:style-name="T5">OpenCL compiler</text:span></text:p>
          </draw:text-box>
        </draw:frame>
        <draw:line draw:style-name="gr4" draw:text-style-name="P1" draw:layer="layout" svg:x1="7.377cm" svg:y1="6.636cm" svg:x2="7.427cm" svg:y2="9.082cm">
          <text:p/>
        </draw:line>
        <draw:custom-shape draw:style-name="gr1" draw:text-style-name="P1" draw:layer="layout" svg:width="3.343cm" svg:height="2.257cm" svg:x="0.338cm" svg:y="1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3.938cm" svg:height="1.916cm" svg:x="0.084cm" svg:y="13.148cm">
          <draw:text-box>
            <text:p text:style-name="P9"><text:span text:style-name="T5">GPUs</text:span></text:p>
            <text:p text:style-name="P9"><text:span text:style-name="T5">(Nvidia, AMD, ARM, ...)</text:span></text:p>
          </draw:text-box>
        </draw:frame>
        <draw:custom-shape draw:style-name="gr1" draw:text-style-name="P1" draw:layer="layout" svg:width="3.015cm" svg:height="2.257cm" svg:x="4.467cm" svg:y="13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3.261cm" svg:height="1.916cm" svg:x="4.338cm" svg:y="13.149cm">
          <draw:text-box>
            <text:p text:style-name="P9"><text:span text:style-name="T5">CPUs</text:span></text:p>
            <text:p text:style-name="P9"><text:span text:style-name="T5">(Intel,</text:span></text:p>
            <text:p text:style-name="P9"><text:span text:style-name="T5">AMD, ...)</text:span></text:p>
          </draw:text-box>
        </draw:frame>
        <draw:custom-shape draw:style-name="gr1" draw:text-style-name="P1" draw:layer="layout" svg:width="3.015cm" svg:height="2.257cm" svg:x="8.268cm" svg:y="13.0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2.673cm" svg:height="1.916cm" svg:x="8.466cm" svg:y="13.15cm">
          <draw:text-box>
            <text:p text:style-name="P9"><text:span text:style-name="T5">FPGAs</text:span></text:p>
            <text:p text:style-name="P9"><text:span text:style-name="T5">(Altera, Xilinx ...)</text:span></text:p>
          </draw:text-box>
        </draw:frame>
        <draw:custom-shape draw:style-name="gr1" draw:text-style-name="P1" draw:layer="layout" svg:width="3.924cm" svg:height="2.263cm" svg:x="12.469cm" svg:y="13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3.804cm" svg:height="1.362cm" svg:x="12.467cm" svg:y="13.351cm">
          <draw:text-box>
            <text:p text:style-name="P9"><text:span text:style-name="T5">Other accelerators</text:span></text:p>
          </draw:text-box>
        </draw:frame>
        <draw:frame draw:style-name="gr8" draw:layer="layout" svg:width="1.128cm" svg:height="1.986cm" svg:x="11.424cm" svg:y="13.481cm">
          <draw:text-box>
            <text:p>...</text:p>
          </draw:text-box>
        </draw:frame>
        <draw:line draw:style-name="gr4" draw:text-style-name="P1" draw:layer="layout" svg:x1="5.382cm" svg:y1="11.347cm" svg:x2="3.164cm" svg:y2="13.059cm">
          <text:p/>
        </draw:line>
        <draw:line draw:style-name="gr4" draw:text-style-name="P1" draw:layer="layout" svg:x1="6.471cm" svg:y1="11.308cm" svg:x2="6.471cm" svg:y2="13.059cm">
          <text:p/>
        </draw:line>
        <draw:line draw:style-name="gr4" draw:text-style-name="P1" draw:layer="layout" svg:x1="9.351cm" svg:y1="11.347cm" svg:x2="9.428cm" svg:y2="13.02cm">
          <text:p/>
        </draw:line>
        <draw:line draw:style-name="gr4" draw:text-style-name="P1" draw:layer="layout" svg:x1="10.479cm" svg:y1="11.23cm" svg:x2="12.58cm" svg:y2="13.136cm">
          <text:p/>
        </draw:line>
        <draw:frame draw:style-name="gr9" draw:text-style-name="P11" draw:layer="layout" svg:width="15.875cm" svg:height="1.195cm" svg:x="0.923cm" svg:y="15.577cm">
          <draw:text-box>
            <text:p><text:span text:style-name="T1">An OpenCL code specialized for a given platform is generated</text:span></text:p>
          </draw:text-box>
        </draw:frame>
        <draw:line draw:style-name="gr4" draw:text-style-name="P1" draw:layer="layout" svg:x1="3.849cm" svg:y1="10.127cm" svg:x2="4.948cm" svg:y2="10.141cm">
          <text:p/>
        </draw:line>
        <draw:frame draw:style-name="gr10" draw:text-style-name="P8" draw:layer="layout" svg:width="4.28cm" svg:height="1.963cm" svg:x="-0.315cm" svg:y="9.384cm">
          <draw:text-box>
            <text:p text:style-name="P7"><text:span text:style-name="T5">Direct OpenCL program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stair Donaldson</meta:initial-creator>
    <meta:creation-date>2011-01-17T15:48:44</meta:creation-date>
    <dc:date>2015-04-01T15:23:03.036629753</dc:date>
    <meta:editing-duration>PT19M45S</meta:editing-duration>
    <meta:editing-cycles>20</meta:editing-cycles>
    <meta:generator>LibreOffice/4.2.4.2$Linux_X86_64 LibreOffice_project/420m0$Build-2</meta:generator>
    <dc:creator>baghdadi </dc:creator>
    <meta:document-statistic meta:object-count="28"/>
  </office:meta>
</office:document-meta>
</file>